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5565af" draw:textarea-horizontal-align="justify" draw:textarea-vertical-align="middle" draw:auto-grow-height="false" fo:min-height="1.14cm" fo:min-width="2.744cm"/>
    </style:style>
    <style:style style:name="gr3" style:family="graphic" style:parent-style-name="standard">
      <style:graphic-properties draw:fill-color="#87d1d1" draw:textarea-horizontal-align="justify" draw:textarea-vertical-align="middle" draw:auto-grow-height="false" fo:min-height="1.14cm" fo:min-width="2.744cm"/>
    </style:style>
    <style:style style:name="gr4" style:family="graphic" style:parent-style-name="standard">
      <style:graphic-properties draw:fill-color="#ffdaa2" draw:textarea-horizontal-align="justify" draw:textarea-vertical-align="middle" draw:auto-grow-height="false" fo:min-height="1.141cm" fo:min-width="2.744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141cm" fo:min-width="2.744cm"/>
    </style:style>
    <style:style style:name="gr6" style:family="graphic" style:parent-style-name="standard">
      <style:graphic-properties svg:stroke-color="#00a65d" draw:fill-color="#add58a" draw:textarea-horizontal-align="justify" draw:textarea-vertical-align="middle" draw:auto-grow-height="false" fo:min-height="0.426cm" fo:min-width="1.6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2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6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8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cm"/>
    </style:style>
    <style:style style:name="gr12" style:family="graphic" style:parent-style-name="standard">
      <style:graphic-properties draw:fill="none" draw:fill-color="#729fcf" draw:opacity="100%" draw:textarea-horizontal-align="justify" draw:textarea-vertical-align="middle" draw:auto-grow-height="false" fo:min-height="14.55cm" fo:min-width="8.1cm"/>
    </style:style>
    <style:style style:name="gr13" style:family="graphic" style:parent-style-name="standard">
      <style:graphic-properties draw:fill-color="#fcc79b" draw:textarea-horizontal-align="justify" draw:textarea-vertical-align="middle" draw:auto-grow-height="false" fo:min-height="1.141cm" fo:min-width="2.7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1cm"/>
    </style:style>
    <style:style style:name="gr15" style:family="graphic" style:parent-style-name="standard">
      <style:graphic-properties draw:fill-color="#ccbe00" draw:textarea-horizontal-align="justify" draw:textarea-vertical-align="middle" draw:auto-grow-height="false" fo:min-height="1.141cm" fo:min-width="2.7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.672cm"/>
    </style:style>
    <style:style style:name="gr18" style:family="graphic" style:parent-style-name="objectwithoutfill">
      <style:graphic-properties draw:marker-end="Arrow" draw:marker-end-width="0.3cm" draw:fill="none" draw:fill-color="#adc5e7" draw:textarea-vertical-align="middle"/>
    </style:style>
    <style:style style:name="gr19" style:family="graphic" style:parent-style-name="standard">
      <style:graphic-properties draw:fill-color="#f04e4d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fill-color="#87d1d1" draw:textarea-horizontal-align="justify" draw:textarea-vertical-align="middle" draw:auto-grow-height="false" fo:min-height="0.267cm" fo:min-width="0.297cm"/>
    </style:style>
    <style:style style:name="gr21" style:family="graphic" style:parent-style-name="standard">
      <style:graphic-properties draw:fill-color="#ffdaa2" draw:textarea-horizontal-align="justify" draw:textarea-vertical-align="middle" draw:auto-grow-height="false" fo:min-height="0.178cm" fo:min-width="0.544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0.35cm" fo:min-width="0.7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2.8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07cm"/>
    </style:style>
    <style:style style:name="gr25" style:family="graphic" style:parent-style-name="standard">
      <style:graphic-properties draw:fill="none" draw:fill-color="#729fcf" draw:opacity="100%" draw:textarea-horizontal-align="justify" draw:textarea-vertical-align="middle" draw:auto-grow-height="false" fo:min-height="15.15cm" fo:min-width="8.1cm"/>
    </style:style>
    <style:style style:name="gr26" style:family="graphic" style:parent-style-name="standard">
      <style:graphic-properties draw:fill-color="#5565af" draw:textarea-horizontal-align="justify" draw:textarea-vertical-align="middle" draw:auto-grow-height="false" fo:min-height="0.15cm" fo:min-width="0.5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851cm"/>
    </style:style>
    <style:style style:name="gr28" style:family="graphic" style:parent-style-name="standard">
      <style:graphic-properties draw:fill-color="#87d1d1" draw:textarea-horizontal-align="justify" draw:textarea-vertical-align="middle" draw:auto-grow-height="false" fo:min-height="0.267cm" fo:min-width="0.497cm"/>
    </style:style>
    <style:style style:name="gr29" style:family="graphic" style:parent-style-name="standard">
      <style:graphic-properties draw:fill-color="#ccbe00" draw:textarea-horizontal-align="justify" draw:textarea-vertical-align="middle" draw:auto-grow-height="false" fo:min-height="0.178cm" fo:min-width="0.544cm"/>
    </style:style>
    <style:style style:name="gr30" style:family="graphic" style:parent-style-name="objectwithoutfill">
      <style:graphic-properties draw:stroke="dash" draw:stroke-dash="Ultrafine_20_Dashed" draw:marker-end="Arrow" draw:marker-end-width="0.3cm" draw:fill="none" draw:fill-color="#adc5e7" draw:textarea-vertical-align="middle"/>
    </style:style>
    <style:style style:name="gr3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15cm" fo:min-width="1.5cm"/>
    </style:style>
    <style:style style:name="gr32" style:family="graphic" style:parent-style-name="standard">
      <style:graphic-properties draw:stroke="dash" draw:stroke-dash="Fine_20_Dashed" svg:stroke-color="#ed1c24" draw:fill="none" draw:textarea-horizontal-align="justify" draw:textarea-vertical-align="middle" draw:auto-grow-height="false" fo:min-height="1.15cm" fo:min-width="0.7cm"/>
    </style:style>
    <style:style style:name="gr33" style:family="graphic" style:parent-style-name="standard">
      <style:graphic-properties draw:stroke="dash" draw:stroke-dash="Fine_20_Dashed" svg:stroke-color="#ed1c24" draw:fill="none" draw:textarea-horizontal-align="justify" draw:textarea-vertical-align="middle" draw:auto-grow-height="false" fo:min-height="0.95cm" fo:min-width="0.6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93cm" fo:min-width="0cm"/>
    </style:style>
    <style:style style:name="gr35" style:family="graphic" style:parent-style-name="objectwithoutfill">
      <style:graphic-properties svg:stroke-color="#666666" draw:fill="none" draw:textarea-vertical-align="middle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2.658cm" fo:min-width="2.178cm"/>
    </style:style>
    <style:style style:name="gr37" style:family="graphic" style:parent-style-name="standard">
      <style:graphic-properties draw:fill-color="#adc5e7" draw:textarea-horizontal-align="justify" draw:textarea-vertical-align="middle" draw:auto-grow-height="false" fo:min-height="1.736cm" fo:min-width="6.686cm"/>
    </style:style>
    <style:style style:name="gr38" style:family="graphic" style:parent-style-name="standard">
      <style:graphic-properties draw:fill-color="#adc5e7" draw:textarea-horizontal-align="justify" draw:textarea-vertical-align="middle" draw:auto-grow-height="false" fo:min-height="2.15cm" fo:min-width="7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5cm"/>
    </style:style>
    <style:style style:name="pr1" style:family="presentation" style:parent-style-name="Padrão-title">
      <style:graphic-properties fo:min-height="3.481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title">
      <style:graphic-properties fo:min-height="2.629cm"/>
    </style:style>
    <style:style style:name="co1" style:family="table-column">
      <style:table-column-properties style:column-width="0.933cm" style:use-optimal-column-width="false"/>
    </style:style>
    <style:style style:name="co2" style:family="table-column">
      <style:table-column-properties style:column-width="0.902cm" style:use-optimal-column-width="false"/>
    </style:style>
    <style:style style:name="co3" style:family="table-column">
      <style:table-column-properties style:column-width="0.901cm" style:use-optimal-column-width="false"/>
    </style:style>
    <style:style style:name="co4" style:family="table-column">
      <style:table-column-properties style:column-width="0.852cm" style:use-optimal-column-width="false"/>
    </style:style>
    <style:style style:name="co5" style:family="table-column">
      <style:table-column-properties style:column-width="0.849cm" style:use-optimal-column-width="false"/>
    </style:style>
    <style:style style:name="co6" style:family="table-column">
      <style:table-column-properties style:column-width="0.855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co8" style:family="table-column">
      <style:table-column-properties style:column-width="0.903cm" style:use-optimal-column-width="false"/>
    </style:style>
    <style:style style:name="ro1" style:family="table-row">
      <style:table-row-properties style:row-height="-0.001cm"/>
    </style:style>
    <style:style style:name="ro2" style:family="table-row">
      <style:table-row-properties style:row-height="0.6cm"/>
    </style:style>
    <style:style style:name="ro3" style:family="table-row">
      <style:table-row-properties style:row-height="0.499cm"/>
    </style:style>
    <style:style style:name="ro4" style:family="table-row">
      <style:table-row-properties style:row-height="0.416cm"/>
    </style:style>
    <style:style style:name="ro5" style:family="table-row">
      <style:table-row-properties style:row-height="0.5cm"/>
    </style:style>
    <style:style style:name="ro6" style:family="table-row">
      <style:table-row-properties style:row-height="0.603cm"/>
    </style:style>
    <style:style style:name="ce1" style:family="table-cell">
      <style:paragraph-properties fo:border="0.03pt solid #ffffff"/>
      <style:text-properties fo:font-size="7pt" style:font-size-asian="18pt" style:font-size-complex="18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7pt" style:font-size-asian="18pt" style:font-size-complex="18pt"/>
    </style:style>
    <style:style style:name="ce3" style:family="table-cell">
      <style:paragraph-properties fo:border="0.03pt solid #ffffff"/>
      <style:text-properties fo:font-size="6pt" style:font-size-asian="18pt" style:font-size-complex="18pt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5565af"/>
      <style:paragraph-properties fo:text-align="center"/>
      <style:text-properties style:font-name="Ubuntu" fo:font-size="9pt" style:font-size-asian="16pt" style:font-size-complex="16pt"/>
    </style:style>
    <style:style style:name="P5" style:family="paragraph">
      <loext:graphic-properties draw:fill-color="#87d1d1"/>
      <style:paragraph-properties fo:text-align="center"/>
      <style:text-properties style:font-name="Ubuntu" fo:font-size="9pt" style:font-size-asian="16pt" style:font-size-complex="16pt"/>
    </style:style>
    <style:style style:name="P6" style:family="paragraph">
      <loext:graphic-properties draw:fill-color="#ffdaa2"/>
      <style:paragraph-properties fo:text-align="center"/>
      <style:text-properties style:font-name="Ubuntu" fo:font-size="9pt" style:font-size-asian="16pt" style:font-size-complex="16pt"/>
    </style:style>
    <style:style style:name="P7" style:family="paragraph">
      <loext:graphic-properties draw:fill-color="#cccccc"/>
      <style:paragraph-properties fo:text-align="center"/>
      <style:text-properties style:font-name="Ubuntu" fo:font-size="9pt" style:font-size-asian="16pt" style:font-size-complex="16pt"/>
    </style:style>
    <style:style style:name="P8" style:family="paragraph">
      <loext:graphic-properties draw:fill-color="#add58a"/>
      <style:paragraph-properties fo:text-align="center"/>
      <style:text-properties style:font-name="Ubuntu" fo:font-size="9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9pt"/>
    </style:style>
    <style:style style:name="P10" style:family="paragraph">
      <loext:graphic-properties draw:fill="none" draw:fill-color="#ffffff"/>
      <style:text-properties style:font-name="Ubuntu" fo:font-size="9pt" style:font-size-asian="12pt" style:font-size-complex="12pt"/>
    </style:style>
    <style:style style:name="P11" style:family="paragraph">
      <loext:graphic-properties draw:fill="none" draw:fill-color="#ffffff"/>
      <style:text-properties style:font-name="Ubuntu"/>
    </style:style>
    <style:style style:name="P12" style:family="paragraph">
      <loext:graphic-properties draw:fill="none" draw:fill-color="#729fcf" draw:opacity="100%"/>
      <style:paragraph-properties fo:text-align="center"/>
    </style:style>
    <style:style style:name="P13" style:family="paragraph">
      <loext:graphic-properties draw:fill-color="#fcc79b"/>
      <style:paragraph-properties fo:text-align="center"/>
      <style:text-properties style:font-name="Ubuntu" fo:font-size="9pt" style:font-size-asian="16pt" style:font-size-complex="16pt"/>
    </style:style>
    <style:style style:name="P14" style:family="paragraph">
      <loext:graphic-properties draw:fill-color="#ccbe00"/>
      <style:paragraph-properties fo:text-align="center"/>
      <style:text-properties style:font-name="Ubuntu" fo:font-size="9pt" style:font-size-asian="16pt" style:font-size-complex="1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adc5e7"/>
      <style:paragraph-properties fo:text-align="center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04e4d"/>
      <style:paragraph-properties fo:text-align="center"/>
      <style:text-properties style:font-name="Ubuntu" fo:font-size="9pt" style:font-size-asian="9pt" style:font-size-complex="9pt"/>
    </style:style>
    <style:style style:name="P19" style:family="paragraph">
      <loext:graphic-properties draw:fill-color="#ffffff"/>
    </style:style>
    <style:style style:name="P20" style:family="paragraph">
      <style:paragraph-properties fo:text-align="start"/>
    </style:style>
    <style:style style:name="P21" style:family="paragraph">
      <style:paragraph-properties fo:margin-top="0.4cm" fo:margin-bottom="0.8cm"/>
    </style:style>
    <style:style style:name="P22" style:family="paragraph">
      <style:paragraph-properties fo:margin-top="0.4cm" fo:margin-bottom="0.8cm"/>
      <style:text-properties style:font-name="Ubuntu"/>
    </style:style>
    <style:style style:name="P23" style:family="paragraph">
      <style:text-properties style:font-name="Ubuntu"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25" style:family="paragraph">
      <style:text-properties style:font-name="Ubuntu" fo:font-size="44pt" style:font-size-asian="44pt" style:font-size-complex="44pt"/>
    </style:style>
    <style:style style:name="P26" style:family="paragraph">
      <loext:graphic-properties draw:fill-color="#adc5e7"/>
      <style:paragraph-properties fo:text-align="center"/>
      <style:text-properties style:font-name="Ubuntu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none" draw:fill-color="#ffffff"/>
      <style:text-properties style:font-name="Ubuntu" fo:font-size="12pt" fo:font-style="italic" style:font-size-asian="12pt" style:font-style-asian="italic" style:font-size-complex="12pt" style:font-style-complex="italic"/>
    </style:style>
    <style:style style:name="P28" style:family="paragraph">
      <loext:graphic-properties draw:fill="none" draw:fill-color="#adc5e7"/>
      <style:paragraph-properties fo:text-align="center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size="9pt" style:font-size-asian="16pt" style:font-size-complex="16pt"/>
    </style:style>
    <style:style style:name="T3" style:family="text">
      <style:text-properties style:font-name="Ubuntu" fo:font-size="9pt" style:font-size-asian="12pt" style:font-size-complex="12pt"/>
    </style:style>
    <style:style style:name="T4" style:family="text">
      <style:text-properties style:font-name="Ubuntu" fo:font-size="9pt" style:font-size-asian="9pt" style:font-size-complex="9pt"/>
    </style:style>
    <style:style style:name="T5" style:family="text">
      <style:text-properties fo:font-size="7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Ubuntu" fo:font-size="14pt" style:font-size-asian="14pt" style:font-size-complex="14pt"/>
    </style:style>
    <style:style style:name="T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Ubuntu" fo:font-size="44pt" style:font-size-asian="44pt" style:font-size-complex="44pt"/>
    </style:style>
    <style:style style:name="T15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text-style-name="P1" draw:layer="layout" svg:width="25.199cm" svg:height="3.481cm" svg:x="1.201cm" svg:y="1.119cm" presentation:class="title" presentation:user-transformed="true">
          <draw:text-box>
            <text:p><text:span text:style-name="T1">M</text:span><text:span text:style-name="T1">o</text:span><text:span text:style-name="T1">d</text:span><text:span text:style-name="T1">e</text:span><text:span text:style-name="T1">ll</text:span><text:span text:style-name="T1">i</text:span><text:span text:style-name="T1">n</text:span><text:span text:style-name="T1">g </text:span><text:span text:style-name="T1">W</text:span><text:span text:style-name="T1">o</text:span><text:span text:style-name="T1">r</text:span><text:span text:style-name="T1">k</text:span><text:span text:style-name="T1">fl</text:span><text:span text:style-name="T1">o</text:span><text:span text:style-name="T1">w</text:span><text:span text:style-name="T1">s </text:span><text:span text:style-name="T1">u</text:span><text:span text:style-name="T1">si</text:span><text:span text:style-name="T1">n</text:span><text:span text:style-name="T1">g </text:span><text:span text:style-name="T1">a </text:span><text:span text:style-name="T1">t</text:span><text:span text:style-name="T1">a</text:span><text:span text:style-name="T1">s</text:span><text:span text:style-name="T1">k </text:span><text:span text:style-name="T1">o</text:span><text:span text:style-name="T1">n</text:span><text:span text:style-name="T1">t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custom-shape draw:style-name="gr2" draw:text-style-name="P4" xml:id="id2" draw:id="id2" draw:layer="layout" svg:width="3.244cm" svg:height="1.39cm" svg:x="3.203cm" svg:y="4.42cm">
          <text:p text:style-name="P3"><text:span text:style-name="T2">dt_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244cm" svg:height="1.39cm" svg:x="3.203cm" svg:y="6.583cm">
          <text:p text:style-name="P3"><text:span text:style-name="T2">dt_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244cm" svg:height="1.391cm" svg:x="3.203cm" svg:y="8.746cm">
          <text:p text:style-name="P3"><text:span text:style-name="T2">dt_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44cm" svg:height="1.391cm" svg:x="3.203cm" svg:y="10.909cm">
          <text:p text:style-name="P3"><text:span text:style-name="T2">dt_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2.121cm" svg:height="1.081cm" svg:x="3.764cm" svg:y="2.489cm">
          <text:p text:style-name="P3"><text:span text:style-name="T2">ds_dt_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9" draw:layer="layout" svg:x1="4.825cm" svg:y1="3.57cm" svg:x2="4.825cm" svg:y2="4.42cm" draw:start-shape="id1" draw:start-glue-point="7" draw:end-shape="id2" svg:d="M4825 3570v850" svg:viewBox="0 0 1 851">
          <text:p/>
        </draw:connector>
        <draw:connector draw:style-name="gr7" draw:text-style-name="P9" draw:layer="layout" svg:x1="4.825cm" svg:y1="5.81cm" svg:x2="4.825cm" svg:y2="6.583cm" draw:start-shape="id2" draw:start-glue-point="2" draw:end-shape="id3" svg:d="M4825 5810v773" svg:viewBox="0 0 1 774">
          <text:p/>
        </draw:connector>
        <draw:connector draw:style-name="gr7" draw:text-style-name="P9" draw:layer="layout" svg:x1="4.825cm" svg:y1="7.973cm" svg:x2="4.825cm" svg:y2="8.746cm" draw:start-shape="id3" draw:start-glue-point="2" draw:end-shape="id4" draw:end-glue-point="0" svg:d="M4825 7973v773" svg:viewBox="0 0 1 774">
          <text:p/>
        </draw:connector>
        <draw:connector draw:style-name="gr7" draw:text-style-name="P9" draw:layer="layout" svg:x1="4.825cm" svg:y1="10.137cm" svg:x2="4.825cm" svg:y2="10.909cm" draw:start-shape="id4" draw:start-glue-point="2" draw:end-shape="id5" svg:d="M4825 10137v772" svg:viewBox="0 0 1 773">
          <text:p/>
        </draw:connector>
        <draw:frame draw:style-name="gr8" draw:text-style-name="P10" draw:layer="layout" svg:width="2.334cm" svg:height="0.963cm" svg:x="1.266cm" svg:y="5.81cm">
          <draw:text-box>
            <text:p><text:span text:style-name="T3">ds_idt_</text:span><text:span text:style-name="T3">b</text:span></text:p>
          </draw:text-box>
        </draw:frame>
        <draw:frame draw:style-name="gr9" draw:text-style-name="P10" draw:layer="layout" svg:width="2.491cm" svg:height="0.963cm" svg:x="1.109cm" svg:y="7.9cm">
          <draw:text-box>
            <text:p><text:span text:style-name="T3">ds_idt_c</text:span></text:p>
          </draw:text-box>
        </draw:frame>
        <draw:frame draw:style-name="gr10" draw:text-style-name="P10" draw:layer="layout" svg:width="2cm" svg:height="0.963cm" svg:x="1.203cm" svg:y="10.3cm">
          <draw:text-box>
            <text:p><text:span text:style-name="T3">ds_idt_</text:span><text:span text:style-name="T3">e</text:span></text:p>
          </draw:text-box>
        </draw:frame>
        <draw:frame draw:style-name="gr11" draw:text-style-name="P11" draw:layer="layout" svg:width="4.4cm" svg:height="1.675cm" svg:x="2.8cm" svg:y="0.6cm">
          <draw:text-box>
            <text:p><text:span text:style-name="T1">Wor</text:span><text:span text:style-name="T1">kflo</text:span><text:span text:style-name="T1">w </text:span><text:span text:style-name="T1">01</text:span></text:p>
          </draw:text-box>
        </draw:frame>
        <draw:custom-shape draw:style-name="gr12" draw:text-style-name="P12" draw:layer="layout" svg:width="8.6cm" svg:height="14.8cm" svg:x="0.4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3.244cm" svg:height="1.39cm" svg:x="12.603cm" svg:y="4.42cm">
          <text:p text:style-name="P3"><text:span text:style-name="T2">dt_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3.244cm" svg:height="1.39cm" svg:x="10.4cm" svg:y="6.8cm">
          <text:p text:style-name="P3"><text:span text:style-name="T2">dt_b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6" draw:id="id16" draw:layer="layout" svg:width="3.244cm" svg:height="1.391cm" svg:x="12.6cm" svg:y="10.163cm">
          <text:p text:style-name="P3"><text:span text:style-name="T2">dt_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7" draw:id="id17" draw:layer="layout" svg:width="3.244cm" svg:height="1.391cm" svg:x="12.603cm" svg:y="12.209cm">
          <text:p text:style-name="P3"><text:span text:style-name="T2">dt_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2.121cm" svg:height="1.081cm" svg:x="13.164cm" svg:y="2.489cm">
          <text:p text:style-name="P3"><text:span text:style-name="T2">ds_dt_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9" draw:layer="layout" svg:x1="14.225cm" svg:y1="3.57cm" svg:x2="14.225cm" svg:y2="4.42cm" draw:start-shape="id6" draw:start-glue-point="7" draw:end-shape="id7" svg:d="M14225 3570v850" svg:viewBox="0 0 1 851">
          <text:p/>
        </draw:connector>
        <draw:connector draw:style-name="gr7" draw:text-style-name="P9" draw:layer="layout" draw:line-skew="-0.111cm -2.348cm 2.281cm" svg:x1="14.225cm" svg:y1="5.81cm" svg:x2="12.022cm" svg:y2="6.8cm" draw:start-shape="id7" draw:start-glue-point="2" draw:end-shape="id8" draw:end-glue-point="0" svg:d="M14225 5810v390h-225-1978v600" svg:viewBox="0 0 2204 991">
          <text:p/>
        </draw:connector>
        <draw:frame draw:style-name="gr14" draw:text-style-name="P11" draw:layer="layout" svg:width="4.6cm" svg:height="1.675cm" svg:x="12.2cm" svg:y="0.7cm">
          <draw:text-box>
            <text:p><text:span text:style-name="T1">Wor</text:span><text:span text:style-name="T1">kflo</text:span><text:span text:style-name="T1">w </text:span><text:span text:style-name="T1">02</text:span></text:p>
          </draw:text-box>
        </draw:frame>
        <draw:custom-shape draw:style-name="gr12" draw:text-style-name="P12" draw:layer="layout" svg:width="8.6cm" svg:height="14.8cm" svg:x="9.8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3.244cm" svg:height="1.39cm" svg:x="21.603cm" svg:y="4.42cm">
          <text:p text:style-name="P3"><text:span text:style-name="T2">dt_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3.244cm" svg:height="1.39cm" svg:x="21.603cm" svg:y="6.583cm">
          <text:p text:style-name="P3"><text:span text:style-name="T2">dt_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2" draw:id="id12" draw:layer="layout" svg:width="3.244cm" svg:height="1.391cm" svg:x="21.603cm" svg:y="8.746cm">
          <text:p text:style-name="P3"><text:span text:style-name="T2">dt_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3" draw:id="id13" draw:layer="layout" svg:width="3.244cm" svg:height="1.391cm" svg:x="21.603cm" svg:y="10.909cm">
          <text:p text:style-name="P3"><text:span text:style-name="T2">dt_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2.121cm" svg:height="1.081cm" svg:x="22.164cm" svg:y="2.489cm">
          <text:p text:style-name="P3"><text:span text:style-name="T2">ds_dt_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9" draw:layer="layout" svg:x1="23.225cm" svg:y1="3.57cm" svg:x2="23.225cm" svg:y2="4.42cm" draw:start-shape="id9" draw:start-glue-point="7" draw:end-shape="id10" svg:d="M23225 3570v850" svg:viewBox="0 0 1 851">
          <text:p/>
        </draw:connector>
        <draw:connector draw:style-name="gr7" draw:text-style-name="P9" draw:layer="layout" svg:x1="23.225cm" svg:y1="5.81cm" svg:x2="23.225cm" svg:y2="6.583cm" draw:start-shape="id10" draw:start-glue-point="2" draw:end-shape="id11" svg:d="M23225 5810v773" svg:viewBox="0 0 1 774">
          <text:p/>
        </draw:connector>
        <draw:connector draw:style-name="gr7" draw:text-style-name="P9" draw:layer="layout" svg:x1="23.225cm" svg:y1="7.973cm" svg:x2="23.225cm" svg:y2="8.746cm" draw:start-shape="id11" draw:start-glue-point="2" draw:end-shape="id12" draw:end-glue-point="0" svg:d="M23225 7973v773" svg:viewBox="0 0 1 774">
          <text:p/>
        </draw:connector>
        <draw:connector draw:style-name="gr7" draw:text-style-name="P9" draw:layer="layout" svg:x1="23.225cm" svg:y1="10.137cm" svg:x2="23.225cm" svg:y2="10.909cm" draw:start-shape="id12" draw:start-glue-point="2" draw:end-shape="id13" svg:d="M23225 10137v772" svg:viewBox="0 0 1 773">
          <text:p/>
        </draw:connector>
        <draw:frame draw:style-name="gr8" draw:text-style-name="P10" draw:layer="layout" svg:width="2.334cm" svg:height="0.963cm" svg:x="19.666cm" svg:y="5.837cm">
          <draw:text-box>
            <text:p><text:span text:style-name="T3">ds_idt_</text:span><text:span text:style-name="T3">b</text:span></text:p>
          </draw:text-box>
        </draw:frame>
        <draw:frame draw:style-name="gr9" draw:text-style-name="P10" draw:layer="layout" svg:width="2.491cm" svg:height="0.963cm" svg:x="19.709cm" svg:y="8.1cm">
          <draw:text-box>
            <text:p><text:span text:style-name="T3">ds_idt_</text:span><text:span text:style-name="T3">d</text:span></text:p>
          </draw:text-box>
        </draw:frame>
        <draw:frame draw:style-name="gr10" draw:text-style-name="P10" draw:layer="layout" svg:width="2cm" svg:height="0.963cm" svg:x="19.603cm" svg:y="10.2cm">
          <draw:text-box>
            <text:p><text:span text:style-name="T3">ds_idt_</text:span><text:span text:style-name="T3">e</text:span></text:p>
          </draw:text-box>
        </draw:frame>
        <draw:frame draw:style-name="gr16" draw:text-style-name="P11" draw:layer="layout" svg:width="4.2cm" svg:height="1.675cm" svg:x="21.2cm" svg:y="0.7cm">
          <draw:text-box>
            <text:p><text:span text:style-name="T1">Wor</text:span><text:span text:style-name="T1">kflo</text:span><text:span text:style-name="T1">w </text:span><text:span text:style-name="T1">03</text:span></text:p>
          </draw:text-box>
        </draw:frame>
        <draw:custom-shape draw:style-name="gr12" draw:text-style-name="P12" draw:layer="layout" svg:width="8.6cm" svg:height="14.8cm" svg:x="18.8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3.244cm" svg:height="1.39cm" svg:x="14.6cm" svg:y="6.81cm">
          <text:p text:style-name="P3"><text:span text:style-name="T2">dt_b2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line-skew="-0.105cm" svg:x1="14.225cm" svg:y1="5.81cm" svg:x2="16.222cm" svg:y2="6.81cm" draw:start-shape="id7" draw:start-glue-point="2" draw:end-shape="id14" draw:end-glue-point="0" svg:d="M14225 5810v395h1997v605" svg:viewBox="0 0 1998 1001">
          <text:p/>
        </draw:connector>
        <draw:connector draw:style-name="gr7" draw:text-style-name="P15" draw:layer="layout" svg:x1="13.644cm" svg:y1="7.495cm" svg:x2="14.1cm" svg:y2="8.699cm" draw:start-shape="id8" draw:end-shape="id15" draw:end-glue-point="4" svg:d="M13644 7495h456v1204" svg:viewBox="0 0 457 1205">
          <text:p/>
        </draw:connector>
        <draw:connector draw:style-name="gr7" draw:text-style-name="P15" draw:layer="layout" svg:x1="14.6cm" svg:y1="7.505cm" svg:x2="14.1cm" svg:y2="8.699cm" draw:start-shape="id14" draw:start-glue-point="3" draw:end-shape="id15" draw:end-glue-point="4" svg:d="M14600 7505h-500v1194" svg:viewBox="0 0 501 1195">
          <text:p/>
        </draw:connector>
        <draw:connector draw:style-name="gr7" draw:text-style-name="P15" draw:layer="layout" svg:x1="14.222cm" svg:y1="11.554cm" svg:x2="14.225cm" svg:y2="12.209cm" draw:start-shape="id16" draw:start-glue-point="2" draw:end-shape="id17" draw:end-glue-point="0" svg:d="M14222 11554v327h3v328" svg:viewBox="0 0 4 656">
          <text:p/>
        </draw:connector>
        <draw:frame draw:style-name="gr17" draw:text-style-name="P10" draw:layer="layout" svg:width="2.2cm" svg:height="0.963cm" svg:x="9.8cm" svg:y="6.2cm">
          <draw:text-box>
            <text:p><text:span text:style-name="T3">ds_idt_</text:span><text:span text:style-name="T3">02</text:span></text:p>
          </draw:text-box>
        </draw:frame>
        <draw:frame draw:style-name="gr17" draw:text-style-name="P10" draw:layer="layout" svg:width="2.2cm" svg:height="0.963cm" svg:x="16.4cm" svg:y="6.2cm">
          <draw:text-box>
            <text:p><text:span text:style-name="T3">ds_idt_</text:span><text:span text:style-name="T3">b1</text:span></text:p>
          </draw:text-box>
        </draw:frame>
        <draw:frame draw:style-name="gr9" draw:text-style-name="P10" draw:layer="layout" svg:width="2.491cm" svg:height="0.963cm" svg:x="11.509cm" svg:y="9.2cm">
          <draw:text-box>
            <text:p><text:span text:style-name="T3">ds_idt_c</text:span></text:p>
          </draw:text-box>
        </draw:frame>
        <draw:frame draw:style-name="gr10" draw:text-style-name="P10" draw:layer="layout" svg:width="2cm" svg:height="0.963cm" svg:x="11.6cm" svg:y="11.437cm">
          <draw:text-box>
            <text:p><text:span text:style-name="T3">ds_idt_</text:span><text:span text:style-name="T3">e</text:span></text:p>
          </draw:text-box>
        </draw:frame>
        <draw:connector draw:style-name="gr18" draw:text-style-name="P16" draw:layer="layout" draw:line-skew="-0.109cm" svg:x1="4.825cm" svg:y1="12.3cm" svg:x2="4.86cm" svg:y2="13.519cm" draw:start-shape="id5" draw:start-glue-point="2" draw:end-shape="id18" svg:d="M4825 12300v500h35v719" svg:viewBox="0 0 36 1220">
          <text:p/>
        </draw:connector>
        <draw:connector draw:style-name="gr18" draw:text-style-name="P16" draw:layer="layout" draw:line-skew="-0.099cm" svg:x1="14.225cm" svg:y1="13.6cm" svg:x2="14.34cm" svg:y2="14.6cm" draw:start-shape="id17" draw:start-glue-point="2" draw:end-shape="id19" draw:end-glue-point="5" svg:d="M14225 13600v400h115v600" svg:viewBox="0 0 116 1001">
          <text:p/>
        </draw:connector>
        <draw:connector draw:style-name="gr18" draw:text-style-name="P16" draw:layer="layout" svg:x1="23.225cm" svg:y1="12.3cm" svg:x2="23.34cm" svg:y2="13.6cm" draw:start-shape="id13" draw:start-glue-point="2" draw:end-shape="id20" draw:end-glue-point="5" svg:d="M23225 12300v649h115v651" svg:viewBox="0 0 116 1301">
          <text:p/>
        </draw:connector>
        <draw:custom-shape draw:style-name="gr6" draw:text-style-name="P8" xml:id="id18" draw:id="id18" draw:layer="layout" svg:width="2.121cm" svg:height="1.081cm" svg:x="3.8cm" svg:y="13.519cm">
          <text:p text:style-name="P3"><text:span text:style-name="T2">ds_odt_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xml:id="id19" draw:id="id19" draw:layer="layout" svg:width="2.121cm" svg:height="1.081cm" svg:x="13.279cm" svg:y="14.6cm">
          <text:p text:style-name="P3"><text:span text:style-name="T2">ds_odt_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xml:id="id20" draw:id="id20" draw:layer="layout" svg:width="2.121cm" svg:height="1.081cm" svg:x="22.279cm" svg:y="13.6cm">
          <text:p text:style-name="P3"><text:span text:style-name="T2">ds_odt_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8" xml:id="id15" draw:id="id15" draw:layer="layout" svg:width="0.6cm" svg:height="0.6cm" svg:x="13.8cm" svg:y="8.699cm">
          <text:p text:style-name="P17"><text:span text:style-name="T4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5" draw:layer="layout" svg:x1="14.1cm" svg:y1="9.299cm" svg:x2="14.222cm" svg:y2="10.163cm" draw:start-shape="id15" draw:start-glue-point="8" draw:end-shape="id16" draw:end-glue-point="0" svg:d="M14100 9299v432h122v432" svg:viewBox="0 0 123 865">
          <text:p/>
        </draw:connector>
        <draw:frame draw:style-name="gr17" draw:text-style-name="P10" draw:layer="layout" svg:width="3cm" svg:height="0.963cm" svg:x="14.6cm" svg:y="8.4cm">
          <draw:text-box>
            <text:p><text:span text:style-name="T3">ds_idt_</text:span><text:span text:style-name="T3">mer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custom-shape draw:style-name="gr20" draw:text-style-name="P5" draw:layer="layout" svg:width="0.797cm" svg:height="0.517cm" svg:x="4.003cm" svg:y="6.6cm">
          <text:p text:style-name="P3"><text:span text:style-name="T2">dt_b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044cm" svg:height="0.428cm" svg:x="3.856cm" svg:y="9.4cm">
          <text:p text:style-name="P3"><text:span text:style-name="T2">dt_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44cm" svg:height="0.6cm" svg:x="3.8cm" svg:y="12.2cm">
          <text:p text:style-name="P3"><text:span text:style-name="T2">dt_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2" draw:id="id22" draw:layer="layout" svg:width="2.121cm" svg:height="1.081cm" svg:x="3.4cm" svg:y="2.019cm">
          <text:p text:style-name="P3"><text:span text:style-name="T3">ds_idt_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0" draw:layer="layout" svg:width="2.334cm" svg:height="0.963cm" svg:x="0.8cm" svg:y="4.874cm">
          <draw:text-box>
            <text:p><text:span text:style-name="T3">ds_idt_</text:span><text:span text:style-name="T3">b</text:span></text:p>
          </draw:text-box>
        </draw:frame>
        <draw:frame draw:style-name="gr9" draw:text-style-name="P10" draw:layer="layout" svg:width="2.491cm" svg:height="0.963cm" svg:x="0.8cm" svg:y="7.537cm">
          <draw:text-box>
            <text:p><text:span text:style-name="T3">ds_idt_c</text:span></text:p>
          </draw:text-box>
        </draw:frame>
        <draw:frame draw:style-name="gr23" draw:text-style-name="P10" draw:layer="layout" svg:width="2cm" svg:height="0.8cm" svg:x="0.7cm" svg:y="10.5cm">
          <draw:text-box>
            <text:p><text:span text:style-name="T3">ds_idt_</text:span><text:span text:style-name="T3">e</text:span></text:p>
          </draw:text-box>
        </draw:frame>
        <draw:frame draw:style-name="gr24" draw:text-style-name="P11" draw:layer="layout" svg:width="4.007cm" svg:height="0.963cm" svg:x="2.793cm" svg:y="0.2cm">
          <draw:text-box>
            <text:p><text:span text:style-name="T1">Wor</text:span><text:span text:style-name="T1">kfo</text:span><text:span text:style-name="T1">w </text:span><text:span text:style-name="T1">01</text:span></text:p>
          </draw:text-box>
        </draw:frame>
        <draw:custom-shape draw:style-name="gr25" draw:text-style-name="P12" draw:layer="layout" svg:width="8.6cm" svg:height="15.4cm" svg:x="0.4cm" svg:y="0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798cm" svg:height="1.135cm" svg:x="2.973cm" svg:y="4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a1</text:span></text:p>
              </table:table-cell>
              <table:table-cell>
                <text:p><text:span text:style-name="T5">a2</text:span></text:p>
              </table:table-cell>
              <table:table-cell>
                <text:p><text:span text:style-name="T5">a3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custom-shape draw:style-name="gr26" draw:text-style-name="P4" draw:layer="layout" svg:width="1.037cm" svg:height="0.4cm" svg:x="3.863cm" svg:y="3.8cm">
          <text:p text:style-name="P3"><text:span text:style-name="T2">dt_01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703cm" svg:height="1.098cm" svg:x="3.087cm" svg:y="7.55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b2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404cm" svg:height="0.997cm" svg:x="2.7cm" svg:y="10.51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c1</text:span></text:p>
              </table:table-cell>
              <table:table-cell>
                <text:p><text:span text:style-name="T6">c2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416cm" svg:height="0.997cm" svg:x="2.725cm" svg:y="13.5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4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c1</text:span></text:p>
              </table:table-cell>
              <table:table-cell>
                <text:p><text:span text:style-name="T6">e1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3" draw:text-style-name="P10" draw:layer="layout" svg:width="2cm" svg:height="0.8cm" svg:x="0.6cm" svg:y="13.6cm">
          <draw:text-box>
            <text:p><text:span text:style-name="T3">ds_odt_</text:span><text:span text:style-name="T3">e</text:span></text:p>
          </draw:text-box>
        </draw:frame>
        <draw:custom-shape draw:style-name="gr26" draw:text-style-name="P4" draw:layer="layout" svg:width="1.037cm" svg:height="0.4cm" svg:x="3.863cm" svg:y="3.8cm">
          <text:p text:style-name="P3"><text:span text:style-name="T2">dt_a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28" draw:id="id28" draw:layer="layout" svg:width="0.797cm" svg:height="0.517cm" svg:x="11.703cm" svg:y="6.687cm">
          <text:p text:style-name="P3"><text:span text:style-name="T2">dt_b1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044cm" svg:height="0.428cm" svg:x="13.156cm" svg:y="11.004cm">
          <text:p text:style-name="P3"><text:span text:style-name="T2">dt_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44cm" svg:height="0.6cm" svg:x="13.1cm" svg:y="13.504cm">
          <text:p text:style-name="P3"><text:span text:style-name="T2">dt_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4" draw:id="id24" draw:layer="layout" svg:width="2.121cm" svg:height="1.081cm" svg:x="12.7cm" svg:y="2.023cm">
          <text:p text:style-name="P3"><text:span text:style-name="T3">ds_idt_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0" draw:layer="layout" svg:width="2.6cm" svg:height="0.963cm" svg:x="9.6cm" svg:y="4.9cm">
          <draw:text-box>
            <text:p><text:span text:style-name="T3">ds_idt_</text:span><text:span text:style-name="T3">b1/b2</text:span></text:p>
          </draw:text-box>
        </draw:frame>
        <draw:frame draw:style-name="gr23" draw:text-style-name="P10" draw:layer="layout" svg:width="2cm" svg:height="0.8cm" svg:x="10.2cm" svg:y="11.6cm">
          <draw:text-box>
            <text:p><text:span text:style-name="T3">ds_idt_</text:span><text:span text:style-name="T3">e</text:span></text:p>
          </draw:text-box>
        </draw:frame>
        <draw:frame draw:style-name="gr24" draw:text-style-name="P11" draw:layer="layout" svg:width="4.007cm" svg:height="0.963cm" svg:x="11.793cm" svg:y="0.2cm">
          <draw:text-box>
            <text:p><text:span text:style-name="T1">Wor</text:span><text:span text:style-name="T1">kfo</text:span><text:span text:style-name="T1">w </text:span><text:span text:style-name="T1">02</text:span></text:p>
          </draw:text-box>
        </draw:frame>
        <draw:custom-shape draw:style-name="gr25" draw:text-style-name="P12" draw:layer="layout" svg:width="8.6cm" svg:height="15.4cm" svg:x="9.4cm" svg:y="0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798cm" svg:height="1.135cm" svg:x="12.335cm" svg:y="4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a1</text:span></text:p>
              </table:table-cell>
              <table:table-cell>
                <text:p><text:span text:style-name="T5">a2</text:span></text:p>
              </table:table-cell>
              <table:table-cell>
                <text:p><text:span text:style-name="T5">a3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802cm" svg:height="0.997cm" svg:x="11.126cm" svg:y="7.67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04cm" svg:height="0.997cm" svg:x="11.944cm" svg:y="12.04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b2</text:span></text:p>
              </table:table-cell>
              <table:table-cell>
                <text:p><text:span text:style-name="T6">c2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416cm" svg:height="0.997cm" svg:x="12.008cm" svg:y="14.48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4"/>
            <table:table-row table:style-name="ro4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c1</text:span></text:p>
              </table:table-cell>
              <table:table-cell>
                <text:p><text:span text:style-name="T6">e1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7" draw:text-style-name="P10" draw:layer="layout" svg:width="2cm" svg:height="0.963cm" svg:x="9.6cm" svg:y="15cm">
          <draw:text-box>
            <text:p><text:span text:style-name="T3">ds_odt_</text:span><text:span text:style-name="T3">e</text:span></text:p>
            <text:p><text:span text:style-name="T3"/></text:p>
          </draw:text-box>
        </draw:frame>
        <draw:custom-shape draw:style-name="gr26" draw:text-style-name="P4" draw:layer="layout" svg:width="1.037cm" svg:height="0.4cm" svg:x="13.263cm" svg:y="3.804cm">
          <text:p text:style-name="P3"><text:span text:style-name="T2">dt_a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.802cm" svg:height="0.997cm" svg:x="14.24cm" svg:y="7.66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2</text:span>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28" draw:text-style-name="P5" xml:id="id30" draw:id="id30" draw:layer="layout" svg:width="0.997cm" svg:height="0.517cm" svg:x="14.703cm" svg:y="6.687cm">
          <text:p text:style-name="P3"><text:span text:style-name="T2">dt_b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797cm" svg:height="0.517cm" svg:x="22.603cm" svg:y="6.6cm">
          <text:p text:style-name="P3"><text:span text:style-name="T2">dt_b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044cm" svg:height="0.428cm" svg:x="22.456cm" svg:y="9.4cm">
          <text:p text:style-name="P3"><text:span text:style-name="T2">dt_d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44cm" svg:height="0.6cm" svg:x="22.4cm" svg:y="12.2cm">
          <text:p text:style-name="P3"><text:span text:style-name="T2">dt_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6" draw:id="id26" draw:layer="layout" svg:width="2.121cm" svg:height="1.081cm" svg:x="22cm" svg:y="2.019cm">
          <text:p text:style-name="P3"><text:span text:style-name="T3">ds_idt_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0" draw:layer="layout" svg:width="2.334cm" svg:height="0.963cm" svg:x="19.4cm" svg:y="4.874cm">
          <draw:text-box>
            <text:p><text:span text:style-name="T3">ds_idt_</text:span><text:span text:style-name="T3">b</text:span></text:p>
          </draw:text-box>
        </draw:frame>
        <draw:frame draw:style-name="gr9" draw:text-style-name="P10" draw:layer="layout" svg:width="2.491cm" svg:height="0.963cm" svg:x="19.5cm" svg:y="7.537cm">
          <draw:text-box>
            <text:p><text:span text:style-name="T3">ds_idt_</text:span><text:span text:style-name="T3">d</text:span></text:p>
          </draw:text-box>
        </draw:frame>
        <draw:frame draw:style-name="gr23" draw:text-style-name="P10" draw:layer="layout" svg:width="2cm" svg:height="0.8cm" svg:x="19.3cm" svg:y="10.5cm">
          <draw:text-box>
            <text:p><text:span text:style-name="T3">ds_idt_</text:span><text:span text:style-name="T3">e</text:span></text:p>
          </draw:text-box>
        </draw:frame>
        <draw:frame draw:style-name="gr24" draw:text-style-name="P11" draw:layer="layout" svg:width="4.007cm" svg:height="0.963cm" svg:x="21.393cm" svg:y="0.2cm">
          <draw:text-box>
            <text:p><text:span text:style-name="T1">Wor</text:span><text:span text:style-name="T1">kfo</text:span><text:span text:style-name="T1">w </text:span><text:span text:style-name="T1">03</text:span></text:p>
          </draw:text-box>
        </draw:frame>
        <draw:custom-shape draw:style-name="gr25" draw:text-style-name="P12" draw:layer="layout" svg:width="8.6cm" svg:height="15.4cm" svg:x="19cm" svg:y="0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798cm" svg:height="1.135cm" svg:x="21.573cm" svg:y="4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a1</text:span></text:p>
              </table:table-cell>
              <table:table-cell>
                <text:p><text:span text:style-name="T5">a2</text:span></text:p>
              </table:table-cell>
              <table:table-cell>
                <text:p><text:span text:style-name="T5">a3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custom-shape draw:style-name="gr26" draw:text-style-name="P4" draw:layer="layout" svg:width="1.037cm" svg:height="0.4cm" svg:x="22.463cm" svg:y="3.8cm">
          <text:p text:style-name="P3"><text:span text:style-name="T2">dt_01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703cm" svg:height="1.098cm" svg:x="21.687cm" svg:y="7.55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b2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04cm" svg:height="0.997cm" svg:x="21.3cm" svg:y="10.51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d1</text:span></text:p>
              </table:table-cell>
              <table:table-cell>
                <text:p><text:span text:style-name="T6">d2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6cm" svg:height="0.997cm" svg:x="21.325cm" svg:y="13.5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4"/>
            <table:table-row table:style-name="ro3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d1</text:span></text:p>
              </table:table-cell>
              <table:table-cell>
                <text:p><text:span text:style-name="T6">e1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23" draw:text-style-name="P10" draw:layer="layout" svg:width="2cm" svg:height="0.8cm" svg:x="19.2cm" svg:y="13.6cm">
          <draw:text-box>
            <text:p><text:span text:style-name="T3">ds_odt_</text:span><text:span text:style-name="T3">e</text:span></text:p>
          </draw:text-box>
        </draw:frame>
        <draw:custom-shape draw:style-name="gr26" draw:text-style-name="P4" draw:layer="layout" svg:width="1.037cm" svg:height="0.4cm" svg:x="22.463cm" svg:y="3.8cm">
          <text:p text:style-name="P3"><text:span text:style-name="T2">dt_a</text:span></text:p>
          <draw:enhanced-geometry svg:viewBox="0 0 21600 21600" draw:type="rectangle" draw:enhanced-path="M 0 0 L 21600 0 21600 21600 0 21600 0 0 Z N"/>
        </draw:custom-shape>
        <draw:line draw:style-name="gr30" draw:text-style-name="P16" draw:layer="layout" svg:x1="7.2cm" svg:y1="1.6cm" svg:x2="7.2cm" svg:y2="14.8cm">
          <text:p/>
        </draw:line>
        <draw:line draw:style-name="gr30" draw:text-style-name="P16" draw:layer="layout" svg:x1="17.2cm" svg:y1="1.6cm" svg:x2="17.2cm" svg:y2="14.8cm">
          <text:p/>
        </draw:line>
        <draw:line draw:style-name="gr30" draw:text-style-name="P16" draw:layer="layout" svg:x1="26.4cm" svg:y1="1.8cm" svg:x2="26.4cm" svg:y2="15cm">
          <text:p/>
        </draw:line>
        <draw:frame draw:style-name="standard" xml:id="id21" draw:id="id21" draw:layer="layout" svg:width="2.399cm" svg:height="0.997cm" svg:x="0.568cm" svg:y="0.7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3">
              <table:table-cell>
                <text:p><text:span text:style-name="T6">X</text:span></text:p>
              </table:table-cell>
              <table:table-cell>
                <text:p><text:span text:style-name="T6">y</text:span></text:p>
              </table:table-cell>
              <table:table-cell>
                <text:p><text:span text:style-name="T6">k</text:span></text:p>
              </table:table-cell>
              <table:table-cell>
                <text:p><text:span text:style-name="T6">z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onnector draw:style-name="gr18" draw:text-style-name="P16" draw:layer="layout" svg:x1="1.767cm" svg:y1="1.755cm" svg:x2="3.4cm" svg:y2="2.56cm" draw:start-shape="id21" draw:start-glue-point="2" draw:end-shape="id22" draw:end-glue-point="6" svg:d="M1767 1755v805h1633" svg:viewBox="0 0 1634 806">
          <text:p/>
        </draw:connector>
        <draw:frame draw:style-name="standard" xml:id="id23" draw:id="id23" draw:layer="layout" svg:width="2.399cm" svg:height="0.997cm" svg:x="9.6cm" svg:y="1.163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3">
              <table:table-cell>
                <text:p><text:span text:style-name="T6">X</text:span></text:p>
              </table:table-cell>
              <table:table-cell>
                <text:p><text:span text:style-name="T6">y</text:span></text:p>
              </table:table-cell>
              <table:table-cell>
                <text:p><text:span text:style-name="T6">k</text:span></text:p>
              </table:table-cell>
              <table:table-cell>
                <text:p><text:span text:style-name="T6">z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onnector draw:style-name="gr18" draw:text-style-name="P16" draw:layer="layout" svg:x1="10.799cm" svg:y1="2.16cm" svg:x2="12.7cm" svg:y2="2.564cm" draw:start-shape="id23" draw:start-glue-point="2" draw:end-shape="id24" draw:end-glue-point="6" svg:d="M10799 2160v404h1901" svg:viewBox="0 0 1902 405">
          <text:p/>
        </draw:connector>
        <draw:frame draw:style-name="standard" xml:id="id25" draw:id="id25" draw:layer="layout" svg:width="2.399cm" svg:height="0.997cm" svg:x="19.168cm" svg:y="0.8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3">
              <table:table-cell>
                <text:p><text:span text:style-name="T6">X</text:span></text:p>
              </table:table-cell>
              <table:table-cell>
                <text:p><text:span text:style-name="T6">y</text:span></text:p>
              </table:table-cell>
              <table:table-cell>
                <text:p><text:span text:style-name="T6">k</text:span></text:p>
              </table:table-cell>
              <table:table-cell>
                <text:p><text:span text:style-name="T6">z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onnector draw:style-name="gr18" draw:text-style-name="P16" draw:layer="layout" svg:x1="20.367cm" svg:y1="1.855cm" svg:x2="22cm" svg:y2="2.559cm" draw:start-shape="id25" draw:start-glue-point="2" draw:end-shape="id26" svg:d="M20367 1855v704h1633" svg:viewBox="0 0 1634 705">
          <text:p/>
        </draw:connector>
        <draw:custom-shape draw:style-name="gr31" draw:text-style-name="P15" xml:id="id27" draw:id="id27" draw:layer="layout" svg:width="2cm" svg:height="1.4cm" svg:x="12.2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13.2cm" svg:y1="6.2cm" svg:x2="12.5cm" svg:y2="6.945cm" draw:start-shape="id27" draw:end-shape="id28" svg:d="M13200 6200v745h-700" svg:viewBox="0 0 701 746">
          <text:p/>
        </draw:connector>
        <draw:custom-shape draw:style-name="gr32" draw:text-style-name="P15" xml:id="id29" draw:id="id29" draw:layer="layout" svg:width="1.2cm" svg:height="1.4cm" svg:x="14cm" svg:y="4.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134cm" svg:height="1.2cm" svg:x="12.266cm" svg:y="4.903cm">
          <text:p/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15.2cm" svg:y1="5.5cm" svg:x2="15.7cm" svg:y2="6.945cm" draw:start-shape="id29" draw:start-glue-point="1" draw:end-shape="id30" svg:d="M15200 5500h1000v1445h-500" svg:viewBox="0 0 1001 1446">
          <text:p/>
        </draw:connector>
        <draw:custom-shape draw:style-name="gr19" draw:text-style-name="P18" draw:layer="layout" svg:width="0.6cm" svg:height="0.6cm" svg:x="13.3cm" svg:y="8.7cm">
          <text:p text:style-name="P17"><text:span text:style-name="T4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2.6cm" svg:height="0.963cm" svg:x="9.4cm" svg:y="7.037cm">
          <draw:text-box>
            <text:p><text:span text:style-name="T3">ds_idt_</text:span><text:span text:style-name="T3">merge</text:span></text:p>
          </draw:text-box>
        </draw:frame>
        <draw:frame draw:style-name="gr9" draw:text-style-name="P10" draw:layer="layout" svg:width="2.491cm" svg:height="0.963cm" svg:x="10.509cm" svg:y="9.4cm">
          <draw:text-box>
            <text:p><text:span text:style-name="T3">ds_idt_c</text:span></text:p>
          </draw:text-box>
        </draw:frame>
        <draw:frame draw:style-name="standard" draw:layer="layout" svg:width="2.707cm" svg:height="1.102cm" svg:x="12.421cm" svg:y="9.601cm">
          <table:table table:template-name="default" table:use-first-row-styles="true" table:use-banding-rows-styles="true">
            <table:table-column table:style-name="co8"/>
            <table:table-column table:style-name="co2"/>
            <table:table-column table:style-name="co8"/>
            <table:table-row table:style-name="ro5" table:default-cell-style-name="ce3">
              <table:table-cell>
                <text:p><text:span text:style-name="T6">a1</text:span></text:p>
              </table:table-cell>
              <table:table-cell>
                <text:p><text:span text:style-name="T6">b1</text:span></text:p>
              </table:table-cell>
              <table:table-cell>
                <text:p><text:span text:style-name="T6">b2</text:span></text:p>
              </table:table-cell>
            </table:table-row>
            <table:table-row table:style-name="ro6" table:default-cell-style-name="ce3"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3" draw:text-style-name="P20" draw:layer="layout" svg:width="25.199cm" svg:height="2.629cm" svg:x="1.4cm" svg:y="0.628cm" presentation:class="title">
          <draw:text-box>
            <text:p text:style-name="P20"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/text:p>
          </draw:text-box>
        </draw:frame>
        <draw:frame presentation:style-name="pr4" draw:text-style-name="P22" draw:layer="layout" svg:width="25.6cm" svg:height="9.14cm" svg:x="1.4cm" svg:y="3.685cm" presentation:class="outline" presentation:user-transformed="true">
          <draw:text-box>
            <text:list text:style-name="L3">
              <text:list-item>
                <text:p text:style-name="P21"><text:span text:style-name="T1">Data_transformation</text:span></text:p>
              </text:list-item>
              <text:list-item>
                <text:p text:style-name="P21"><text:span text:style-name="T1">Task</text:span></text:p>
              </text:list-item>
              <text:list-item>
                <text:p text:style-name="P21"><text:span text:style-name="T1">Attribute</text:span></text:p>
              </text:list-item>
              <text:list-item>
                <text:p text:style-name="P21"><text:span text:style-name="T1">Relation*</text:span></text:p>
              </text:list-item>
              <text:list-item>
                <text:p text:style-name="P21"><text:span text:style-name="T1">Dataset</text:span></text:p>
              </text:list-item>
              <text:list-item>
                <text:p text:style-name="P21"><text:span text:style-name="T1">Input_dataset</text:span></text:p>
              </text:list-item>
              <text:list-item>
                <text:p text:style-name="P21"><text:span text:style-name="T1">Output_dataset</text:span></text:p>
              </text:list-item>
            </text:list>
          </draw:text-box>
        </draw:frame>
        <draw:frame draw:style-name="gr34" draw:text-style-name="P24" draw:layer="layout" svg:width="15.2cm" svg:height="10.943cm" svg:x="12.3cm" svg:y="3.257cm">
          <draw:text-box>
            <text:p text:style-name="P23"><text:span text:style-name="T7">O</text:span><text:span text:style-name="T7">b</text:span><text:span text:style-name="T7">s</text:span><text:span text:style-name="T7">e</text:span><text:span text:style-name="T7">r</text:span><text:span text:style-name="T7">v</text:span><text:span text:style-name="T7">a</text:span><text:span text:style-name="T7">ç</text:span><text:span text:style-name="T7">õ</text:span><text:span text:style-name="T7">e</text:span><text:span text:style-name="T7">s: </text:span></text:p>
            <text:p text:style-name="P23"><text:span text:style-name="T8"/></text:p>
            <text:list text:style-name="L1">
              <text:list-item>
                <text:p text:style-name="P23"><text:span text:style-name="T9">R</text:span><text:span text:style-name="T9">e</text:span><text:span text:style-name="T9">l</text:span><text:span text:style-name="T9">a</text:span><text:span text:style-name="T9">t</text:span><text:span text:style-name="T9">i</text:span><text:span text:style-name="T9">o</text:span><text:span text:style-name="T9">n</text:span><text:span text:style-name="T8"> </text:span><text:span text:style-name="T8">f</text:span><text:span text:style-name="T8">o</text:span><text:span text:style-name="T8">i</text:span><text:span text:style-name="T8"> </text:span><text:span text:style-name="T8">r</text:span><text:span text:style-name="T8">e</text:span><text:span text:style-name="T8">m</text:span><text:span text:style-name="T8">o</text:span><text:span text:style-name="T8">v</text:span><text:span text:style-name="T8">i</text:span><text:span text:style-name="T8">d</text:span><text:span text:style-name="T8">a</text:span><text:span text:style-name="T8">.</text:span><text:span text:style-name="T8"> </text:span><text:span text:style-name="T8">C</text:span><text:span text:style-name="T8">o</text:span><text:span text:style-name="T8">n</text:span><text:span text:style-name="T8">s</text:span><text:span text:style-name="T8">i</text:span><text:span text:style-name="T8">d</text:span><text:span text:style-name="T8">e</text:span><text:span text:style-name="T8">r</text:span><text:span text:style-name="T8">a</text:span><text:span text:style-name="T8">d</text:span><text:span text:style-name="T8">a</text:span><text:span text:style-name="T8"> </text:span><text:span text:style-name="T8">a</text:span><text:span text:style-name="T8">p</text:span><text:span text:style-name="T8">e</text:span><text:span text:style-name="T8">n</text:span><text:span text:style-name="T8">a</text:span><text:span text:style-name="T8">s</text:span><text:span text:style-name="T8"> 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D</text:span><text:span text:style-name="T8">a</text:span><text:span text:style-name="T8">t</text:span><text:span text:style-name="T8">a</text:span><text:span text:style-name="T8">s</text:span><text:span text:style-name="T8">e</text:span><text:span text:style-name="T8">t</text:span><text:span text:style-name="T8"> </text:span><text:span text:style-name="T8">c</text:span><text:span text:style-name="T8">o</text:span><text:span text:style-name="T8">m</text:span><text:span text:style-name="T8">o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s</text:span><text:span text:style-name="T8">i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a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o</text:span><text:span text:style-name="T8">s</text:span><text:span text:style-name="T8">.</text:span><text:span text:style-name="T8"> </text:span><text:span text:style-name="T8">E</text:span><text:span text:style-name="T8">s</text:span><text:span text:style-name="T8">s</text:span><text:span text:style-name="T8">a</text:span><text:span text:style-name="T8"> </text:span><text:span text:style-name="T8">a</text:span><text:span text:style-name="T8">b</text:span><text:span text:style-name="T8">o</text:span><text:span text:style-name="T8">r</text:span><text:span text:style-name="T8">d</text:span><text:span text:style-name="T8">a</text:span><text:span text:style-name="T8">g</text:span><text:span text:style-name="T8">e</text:span><text:span text:style-name="T8">m</text:span><text:span text:style-name="T8"> </text:span><text:span text:style-name="T8">é</text:span><text:span text:style-name="T8"> </text:span><text:span text:style-name="T8">c</text:span><text:span text:style-name="T8">o</text:span><text:span text:style-name="T8">r</text:span><text:span text:style-name="T8">r</text:span><text:span text:style-name="T8">e</text:span><text:span text:style-name="T8">t</text:span><text:span text:style-name="T8">a</text:span><text:span text:style-name="T8">?</text:span><text:span text:style-name="T8"> </text:span><text:span text:style-name="T8">O</text:span><text:span text:style-name="T8">u</text:span><text:span text:style-name="T8"> </text:span><text:span text:style-name="T8">é</text:span><text:span text:style-name="T8"> </text:span><text:span text:style-name="T8">n</text:span><text:span text:style-name="T8">e</text:span><text:span text:style-name="T8">c</text:span><text:span text:style-name="T8">e</text:span><text:span text:style-name="T8">s</text:span><text:span text:style-name="T8">s</text:span><text:span text:style-name="T8">á</text:span><text:span text:style-name="T8">r</text:span><text:span text:style-name="T8">i</text:span><text:span text:style-name="T8">o</text:span><text:span text:style-name="T8"> </text:span><text:span text:style-name="T8">e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a</text:span><text:span text:style-name="T8">r</text:span><text:span text:style-name="T8"> </text:span><text:span text:style-name="T8">a</text:span><text:span text:style-name="T8">s</text:span><text:span text:style-name="T8"> 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d</text:span><text:span text:style-name="T8">e</text:span><text:span text:style-name="T8"> </text:span><text:span text:style-name="T8">c</text:span><text:span text:style-name="T8">a</text:span><text:span text:style-name="T8">d</text:span><text:span text:style-name="T8">a</text:span><text:span text:style-name="T8"> </text:span><text:span text:style-name="T8">d</text:span><text:span text:style-name="T8">a</text:span><text:span text:style-name="T8">t</text:span><text:span text:style-name="T8">a</text:span><text:span text:style-name="T8">s</text:span><text:span text:style-name="T8">e</text:span><text:span text:style-name="T8">t</text:span><text:span text:style-name="T8">?</text:span></text:p>
              </text:list-item>
              <text:list-item>
                <text:p text:style-name="P23"><text:span text:style-name="T9">A</text:span><text:span text:style-name="T9">t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e</text:span><text:span text:style-name="T8"> </text:span><text:span text:style-name="T10">w</text:span><text:span text:style-name="T10">a</text:span><text:span text:style-name="T10">s</text:span><text:span text:style-name="T10">D</text:span><text:span text:style-name="T10">e</text:span><text:span text:style-name="T10">r</text:span><text:span text:style-name="T10">i</text:span><text:span text:style-name="T10">v</text:span><text:span text:style-name="T10">e</text:span><text:span text:style-name="T10">d</text:span><text:span text:style-name="T10">F</text:span><text:span text:style-name="T10">r</text:span><text:span text:style-name="T10">o</text:span><text:span text:style-name="T10">m</text:span><text:span text:style-name="T8"> </text:span><text:span text:style-name="T9">D</text:span><text:span text:style-name="T9">a</text:span><text:span text:style-name="T9">t</text:span><text:span text:style-name="T9">a</text:span><text:span text:style-name="T9">s</text:span><text:span text:style-name="T9">e</text:span><text:span text:style-name="T9">t</text:span><text:span text:style-name="T9">;</text:span></text:p>
              </text:list-item>
              <text:list-item>
                <text:p text:style-name="P23"><text:span text:style-name="T9">D</text:span><text:span text:style-name="T9">a</text:span><text:span text:style-name="T9">t</text:span><text:span text:style-name="T9">a</text:span><text:span text:style-name="T9">_</text:span><text:span text:style-name="T9">T</text:span><text:span text:style-name="T9">r</text:span><text:span text:style-name="T9">a</text:span><text:span text:style-name="T9">n</text:span><text:span text:style-name="T9">s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11">w</text:span><text:span text:style-name="T11">a</text:span><text:span text:style-name="T11">s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e</text:span><text:span text:style-name="T11">d</text:span><text:span text:style-name="T11">B</text:span><text:span text:style-name="T11">y</text:span><text:span text:style-name="T9"> </text:span><text:span text:style-name="T9">D</text:span><text:span text:style-name="T9">a</text:span><text:span text:style-name="T9">t</text:span><text:span text:style-name="T9">a</text:span><text:span text:style-name="T9">_</text:span><text:span text:style-name="T9">T</text:span><text:span text:style-name="T9">r</text:span><text:span text:style-name="T9">a</text:span><text:span text:style-name="T9">n</text:span><text:span text:style-name="T9">s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;</text:span></text:p>
              </text:list-item>
              <text:list-item>
                <text:p text:style-name="P23"><text:span text:style-name="T9">d</text:span><text:span text:style-name="T9">s</text:span><text:span text:style-name="T9">_</text:span><text:span text:style-name="T9">o</text:span><text:span text:style-name="T9">d</text:span><text:span text:style-name="T9">t</text:span><text:span text:style-name="T9">a</text:span><text:span text:style-name="T9"> </text:span><text:span text:style-name="T11">s</text:span><text:span text:style-name="T11">a</text:span><text:span text:style-name="T11">m</text:span><text:span text:style-name="T11">e</text:span><text:span text:style-name="T11"> </text:span><text:span text:style-name="T11">i</text:span><text:span text:style-name="T11">n</text:span><text:span text:style-name="T11">d</text:span><text:span text:style-name="T11">i</text:span><text:span text:style-name="T11">v</text:span><text:span text:style-name="T11">i</text:span><text:span text:style-name="T11">d</text:span><text:span text:style-name="T11">u</text:span><text:span text:style-name="T11">a</text:span><text:span text:style-name="T11">l</text:span><text:span text:style-name="T11"> </text:span><text:span text:style-name="T11">a</text:span><text:span text:style-name="T11">s</text:span><text:span text:style-name="T9"> </text:span><text:span text:style-name="T9">d</text:span><text:span text:style-name="T9">s</text:span><text:span text:style-name="T9">_</text:span><text:span text:style-name="T9">i</text:span><text:span text:style-name="T9">d</text:span><text:span text:style-name="T9">t</text:span><text:span text:style-name="T9">a</text:span><text:span text:style-name="T9">+</text:span><text:span text:style-name="T9">1</text:span><text:span text:style-name="T9">;</text:span></text:p>
              </text:list-item>
              <text:list-item>
                <text:p text:style-name="P23"><text:span text:style-name="T9">D</text:span><text:span text:style-name="T9">a</text:span><text:span text:style-name="T9">t</text:span><text:span text:style-name="T9">a</text:span><text:span text:style-name="T9">_</text:span><text:span text:style-name="T9">T</text:span><text:span text:style-name="T9">r</text:span><text:span text:style-name="T9">a</text:span><text:span text:style-name="T9">n</text:span><text:span text:style-name="T9">s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11">é</text:span><text:span text:style-name="T11">F</text:span><text:span text:style-name="T11">o</text:span><text:span text:style-name="T11">r</text:span><text:span text:style-name="T11">m</text:span><text:span text:style-name="T11">a</text:span><text:span text:style-name="T11">d</text:span><text:span text:style-name="T11">a</text:span><text:span text:style-name="T11">P</text:span><text:span text:style-name="T11">o</text:span><text:span text:style-name="T11">r</text:span><text:span text:style-name="T9"> </text:span><text:span text:style-name="T9">T</text:span><text:span text:style-name="T9">a</text:span><text:span text:style-name="T9">s</text:span><text:span text:style-name="T9">k</text:span><text:span text:style-name="T9">;</text:span><text:span text:style-name="T9"> </text:span></text:p>
              </text:list-item>
              <text:list-item>
                <text:p text:style-name="P23"><text:span text:style-name="T9">D</text:span><text:span text:style-name="T9">a</text:span><text:span text:style-name="T9">t</text:span><text:span text:style-name="T9">a</text:span><text:span text:style-name="T9">_</text:span><text:span text:style-name="T9">T</text:span><text:span text:style-name="T9">r</text:span><text:span text:style-name="T9">a</text:span><text:span text:style-name="T9">n</text:span><text:span text:style-name="T9">s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11">u</text:span><text:span text:style-name="T11">s</text:span><text:span text:style-name="T11">e</text:span><text:span text:style-name="T11">d</text:span><text:span text:style-name="T12"> </text:span><text:span text:style-name="T13">A</text:span><text:span text:style-name="T13">t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/text:p>
              </text:list-item>
            </text:list>
          </draw:text-box>
        </draw:frame>
        <draw:line draw:style-name="gr35" draw:text-style-name="P15" draw:layer="layout" svg:x1="11.4cm" svg:y1="2.4cm" svg:x2="11.4cm" svg:y2="14.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5" draw:text-style-name="P25" draw:layer="layout" svg:width="25.199cm" svg:height="2.629cm" svg:x="1.4cm" svg:y="0.628cm" presentation:class="title" presentation:user-transformed="true">
          <draw:text-box>
            <text:p><text:span text:style-name="T14">W</text:span><text:span text:style-name="T14">3</text:span><text:span text:style-name="T14">c </text:span><text:span text:style-name="T14">p</text:span><text:span text:style-name="T14">r</text:span><text:span text:style-name="T14">o</text:span><text:span text:style-name="T14">v </text:span><text:span text:style-name="T14">m</text:span><text:span text:style-name="T14">o</text:span><text:span text:style-name="T14">d</text:span><text:span text:style-name="T14">e</text:span><text:span text:style-name="T14">l</text:span></text:p>
          </draw:text-box>
        </draw:frame>
        <draw:custom-shape draw:style-name="gr36" draw:text-style-name="P26" xml:id="id32" draw:id="id32" draw:layer="layout" svg:width="4.4cm" svg:height="3.8cm" svg:x="4.2cm" svg:y="7.8cm">
          <text:p text:style-name="P3"><text:span text:style-name="T15">Agen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7" draw:text-style-name="P26" xml:id="id31" draw:id="id31" draw:layer="layout" svg:width="7.4cm" svg:height="2.2cm" svg:x="13.4cm" svg:y="6cm">
          <text:p text:style-name="P3"><text:span text:style-name="T15">Entity</text:span></text:p>
          <text:p text:style-name="P3"><text:span text:style-name="T16">(attributes, relation, data se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6" xml:id="id33" draw:id="id33" draw:layer="layout" svg:width="7.8cm" svg:height="2.4cm" svg:x="13.8cm" svg:y="10.4cm">
          <text:p text:style-name="P3"><text:span text:style-name="T15">Activity</text:span></text:p>
          <text:p text:style-name="P3"><text:span text:style-name="T16">(data transformations, tasks)</text:span></text:p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3.652cm" svg:height="0.725cm" svg:x="22.148cm" svg:y="9cm">
          <draw:text-box>
            <text:p><text:span text:style-name="T17">wasG</text:span><text:span text:style-name="T17">enera</text:span><text:span text:style-name="T17">tedBy</text:span></text:p>
          </draw:text-box>
        </draw:frame>
        <draw:frame draw:style-name="gr40" draw:text-style-name="P27" draw:layer="layout" svg:width="1.361cm" svg:height="0.725cm" svg:x="12.6cm" svg:y="9.075cm">
          <draw:text-box>
            <text:p><text:span text:style-name="T17">used</text:span></text:p>
          </draw:text-box>
        </draw:frame>
        <draw:connector draw:style-name="gr18" draw:text-style-name="P28" draw:layer="layout" draw:type="curve" svg:x1="17.1cm" svg:y1="6cm" svg:x2="6.4cm" svg:y2="7.8cm" draw:start-shape="id31" draw:start-glue-point="0" draw:end-shape="id32" svg:d="M17100 6000c0-751-10700-1651-10700 1800" svg:viewBox="0 0 10701 2496">
          <text:p/>
        </draw:connector>
        <draw:connector draw:style-name="gr18" draw:text-style-name="P28" draw:layer="layout" draw:type="curve" svg:x1="17.7cm" svg:y1="12.8cm" svg:x2="6.4cm" svg:y2="11.6cm" draw:start-shape="id33" draw:start-glue-point="2" draw:end-shape="id32" draw:end-glue-point="7" svg:d="M17700 12800c0 751-11300 1351-11300-1200" svg:viewBox="0 0 11301 1850">
          <text:p/>
        </draw:connector>
        <draw:frame draw:style-name="gr41" draw:text-style-name="P27" draw:layer="layout" svg:width="3.63cm" svg:height="0.725cm" svg:x="9.6cm" svg:y="4.275cm">
          <draw:text-box>
            <text:p><text:span text:style-name="T17">wasAt</text:span><text:span text:style-name="T17">tribut</text:span><text:span text:style-name="T17">edTo</text:span></text:p>
          </draw:text-box>
        </draw:frame>
        <draw:frame draw:style-name="gr42" draw:text-style-name="P27" draw:layer="layout" svg:width="4.126cm" svg:height="0.725cm" svg:x="10.874cm" svg:y="13.875cm">
          <draw:text-box>
            <text:p><text:span text:style-name="T17">wasA</text:span><text:span text:style-name="T17">ssocia</text:span><text:span text:style-name="T17">tedWi</text:span><text:span text:style-name="T17">th</text:span></text:p>
          </draw:text-box>
        </draw:frame>
        <draw:connector draw:style-name="gr18" draw:text-style-name="P28" draw:layer="layout" draw:type="curve" svg:x1="20.8cm" svg:y1="7.1cm" svg:x2="21.6cm" svg:y2="11.6cm" draw:start-shape="id31" draw:start-glue-point="1" draw:end-shape="id33" draw:end-glue-point="1" svg:d="M20800 7100c1951 0 1551 4500 800 4500" svg:viewBox="0 0 1420 4501">
          <text:p/>
        </draw:connector>
        <draw:connector draw:style-name="gr18" draw:text-style-name="P28" draw:layer="layout" draw:type="curve" svg:x1="13.8cm" svg:y1="11.6cm" svg:x2="13.4cm" svg:y2="7.1cm" draw:start-shape="id33" draw:start-glue-point="3" draw:end-shape="id31" svg:d="M13800 11600c-1351 0-1151-4500-400-4500" svg:viewBox="0 0 991 4501">
          <text:p/>
        </draw:connector>
        <draw:connector draw:style-name="gr18" draw:text-style-name="P16" draw:layer="layout" draw:type="curve" svg:x1="20.8cm" svg:y1="7.1cm" svg:x2="20.8cm" svg:y2="7.1cm" draw:start-shape="id31" draw:end-shape="id31" svg:d="M20800 7100z" svg:viewBox="0 0 1 1">
          <text:p/>
        </draw:connector>
        <draw:connector draw:style-name="gr18" draw:text-style-name="P16" draw:layer="layout" draw:type="curve" draw:line-skew="-1.511cm -0.511cm" svg:x1="17.1cm" svg:y1="6cm" svg:x2="13.4cm" svg:y2="7.1cm" draw:start-shape="id31" draw:start-glue-point="0" draw:end-shape="id31" svg:d="M17100 6000c0-3018-2356-2516-3661-1486s-1557 2586-39 2586" svg:viewBox="0 0 4743 3385">
          <text:p/>
        </draw:connector>
        <draw:frame draw:style-name="gr43" draw:text-style-name="P27" draw:layer="layout" svg:width="3.635cm" svg:height="0.725cm" svg:x="16.6cm" svg:y="3.275cm">
          <draw:text-box>
            <text:p><text:span text:style-name="T17">wasD</text:span><text:span text:style-name="T17">erived</text:span><text:span text:style-name="T17">Fr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2:40:10.796713139</meta:creation-date>
    <meta:generator>LibreOffice/6.0.7.3$Linux_X86_64 LibreOffice_project/00m0$Build-3</meta:generator>
    <dc:date>2019-02-18T10:42:45.885007848</dc:date>
    <meta:editing-duration>PT3H29M45S</meta:editing-duration>
    <meta:editing-cycles>54</meta:editing-cycles>
    <meta:document-statistic meta:object-count="172"/>
  </office:meta>
</office:document-meta>
</file>